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b5e7" officeooo:paragraph-rsid="000bb5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istruktu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22:51:37.017000000</meta:creation-date>
    <dc:date>2014-10-12T22:52:07.196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4.1.4.2$Windows_x86 LibreOffice_project/0a0440ccc0227ad9829de5f46be37cfb6edcf72</meta:generator>
  </office:meta>
</office:document-meta>
</file>